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64a7fe" officeooo:paragraph-rsid="001cc911" style:font-size-asian="12pt" style:font-style-asian="italic" style:font-size-complex="12pt" style:font-style-complex="italic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61afee" officeooo:paragraph-rsid="001cc911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62b3dc" officeooo:paragraph-rsid="001cc911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1134a" officeooo:paragraph-rsid="001cc911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a012c" officeooo:paragraph-rsid="001cc911" style:font-size-asian="12pt" style:font-style-asian="normal" style:font-size-complex="12pt" style:font-style-complex="normal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1afee" officeooo:paragraph-rsid="001cc911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143ee6d" officeooo:paragraph-rsid="001cc911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2b3dc" officeooo:paragraph-rsid="001cc911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8d58a" officeooo:paragraph-rsid="001cc911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331b2" officeooo:paragraph-rsid="001cc911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4a7fe" officeooo:paragraph-rsid="001cc911" style:font-size-asian="12pt" style:font-style-asian="normal" style:font-size-complex="12pt" style:font-style-complex="normal"/>
    </style:style>
    <style:style style:name="P12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61134a" officeooo:paragraph-rsid="001cc911" style:font-size-asian="12pt" style:font-style-asian="normal" style:font-size-complex="12pt" style:font-style-complex="normal"/>
    </style:style>
    <style:style style:name="T1" style:family="text">
      <style:text-properties officeooo:rsid="014573eb"/>
    </style:style>
    <style:style style:name="T2" style:family="text">
      <style:text-properties officeooo:rsid="01185596"/>
    </style:style>
    <style:style style:name="T3" style:family="text">
      <style:text-properties officeooo:rsid="03289132"/>
    </style:style>
    <style:style style:name="T4" style:family="text">
      <style:text-properties officeooo:rsid="0143ee6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6331b2"/>
    </style:style>
    <style:style style:name="T7" style:family="text">
      <style:text-properties officeooo:rsid="015c2bee"/>
    </style:style>
    <style:style style:name="T8" style:family="text">
      <style:text-properties officeooo:rsid="032a831d"/>
    </style:style>
    <style:style style:name="T9" style:family="text">
      <style:text-properties officeooo:rsid="00648d31"/>
    </style:style>
    <style:style style:name="T10" style:family="text">
      <style:text-properties officeooo:rsid="00774f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4">Отъехала проходная, побежали столбики кирпичного забора. Поворот вправо и мы едем вдоль лесочка к городу.</text:p>
      <text:p text:style-name="P4">Ничего, что сидеть не на чем; мы держимся за борта и друг за друга. Мы в город едем!</text:p>
      <text:p text:style-name="P4"/>
      <text:p text:style-name="P4">Вобщем-то, это оказалось окраиной и возле нашего объекта ещё угадываются останки лесополосы.</text:p>
      <text:p text:style-name="P4">Девятиэтажный жилой дом из двух секций. <text:s/>Кладка белым силикатным кирпичом выведена уже до пятого этажа.</text:p>
      <text:p text:style-name="P4">Командир нашего отделения-бригады приказывает складывать на поддоны кирпич из наваленной самосвалами кучи.</text:p>
      <text:p text:style-name="P5">Поддон — это четыре толстые доски по метр двадцать, прибитые к двум поперечным брусьям по девяносто сантиметров, которые служат поддону ножками, чтобы заводить под него стальные тросы строп башенного крана.</text:p>
      <text:p text:style-name="P4">Двенадцать рядов на один поддон, получается без малого кубометр кирпича, но его надо укладывать с перевязкой, чтобы не рассыпался, когда башенный кран будет подавать его каменщикам для кладки стен.</text:p>
      <text:p text:style-name="P4"/>
      <text:p text:style-name="P4">Вообще-то, дело не сложное, но оказывается силикатная пыль въедается в кожу рук и пальцы стираются ещё до завершения первого поддона. А рукавиц нам не дали.</text:p>
      <text:p text:style-name="P4">Мелкорослы<text:span text:style-name="T2">й</text:span> Гриша Дорфман печально смотрит в свои ладони.</text:p>
      <text:p text:style-name="P4">Кроме того, белую пыль трудно стряхнуть с наших хэбэ и сапогов, а спецовок нам не выдавали.</text:p>
      <text:p text:style-name="P4">Тот же грузовик везёт нас обратно в часть на обед. Прохожие на тротуарах ходят без строя и им <text:span text:style-name="T3">и</text:span> дела <text:span text:style-name="T3">нет </text:span>до стройбатовцев в <text:span text:style-name="T3">проезжающем </text:span>грузовике.</text:p>
      <text:p text:style-name="P6">На выезде из города, где от трассы отделяется шоссе к нашей части, стоит группы зданий промышленного вида.</text:p>
      <text:p text:style-name="P6">Ребята нашей бригады-отделения начинают вопить и махать в ту сторону, как футбольные болельщики, когда их команда выходит на поле.</text:p>
      <text:p text:style-name="P6">Витя Стреляный нехотя поясняет, что там — зона.</text:p>
      <text:p text:style-name="P6">Понятно — солидарность.</text:p>
      <text:p text:style-name="P6"/>
      <text:p text:style-name="P2"><text:span text:style-name="T2">(...</text:span>30% личного состава стройбата — это граждане отбывшие срок за не слишком тяжкие преступления. </text:p>
      <text:p text:style-name="P2">Остальные 70% не признаны годными для строевой службы по состоянию здоровья, или же, <text:span text:style-name="T4">подобно мне</text:span>, не <text:span text:style-name="T2">сумели за</text:span>коси<text:span text:style-name="T2">ть до конца.</text:span></text:p>
      <text:p text:style-name="P2">Комбат, в моменты просветления от своего хронического маразматизма, ухитряется-<text:span text:style-name="T2">таки</text:span> выдавать чёткие определения:</text:p>
      <text:p text:style-name="P2">- Сброд калек и зэков, <text:span text:style-name="T3">еби о</text:span> мать, блядь!..<text:span text:style-name="T2">)</text:span></text:p>
      <text:p text:style-name="P2"/>
      <text:p text:style-name="P6">С работы нас привозят уже в сумерках.</text:p>
      <text:p text:style-name="P6">Вечернюю проверку после ужина проводит командир роты, капитан Писак.</text:p>
      <text:p text:style-name="P6">Рота построилась в две шеренги в обе стороны от тумбочки на входе в казарму.</text:p>
      <text:p text:style-name="P6">«Молодые» <text:s/>— таков закон — в первом ряду.</text:p>
      <text:p text:style-name="P6">Стоя лицом к строю, Писак читает фамилии в списке и, не подымая головы, вслушивается в:</text:p>
      <text:p text:style-name="P6">- Я!</text:p>
      <text:p text:style-name="P6">- Я!</text:p>
      <text:p text:style-name="P6">- Я!</text:p>
      <text:p text:style-name="P7">Он по голосу знает каждого «я» и по тембру определяет его <text:span text:style-name="T3">текущее </text:span>состояние.</text:p>
      <text:p text:style-name="P6">Когда <text:span text:style-name="T4">перекличка</text:span> дошла до «молодых», <text:span text:style-name="T4">Писак</text:span> подходит и становится напротив <text:span text:style-name="T4">каждого из новых </text:span><text:s/>«я» <text:span text:style-name="T4">и </text:span>пару секунд <text:span text:style-name="T4">молча </text:span>ощупывает твоё лицо немигающим взглядом из-под <text:span text:style-name="T4">чёрного </text:span><text:soft-page-break/>козырька фуражки. <text:span text:style-name="T4">Затем</text:span> выкликает следующего.</text:p>
      <text:p text:style-name="P8">И — всё, его фотографическая память запомнила тебя на два года вперёд и спустя месяц, вместо:</text:p>
      <text:p text:style-name="P8">- Как фамилия, рядовой?</text:p>
      <text:p text:style-name="P8">Он скажет:</text:p>
      <text:p text:style-name="P8">- Рядовой Огольцов!</text:p>
      <text:p text:style-name="P8">- Да, товарищ капитан!</text:p>
      <text:p text:style-name="P8">- Блатуешь, рядовой Огольцов?</text:p>
      <text:p text:style-name="P8">- Никак нет, товарищ капитан!</text:p>
      <text:p text:style-name="P8">- А бляха почему на яйцах? Сержант <text:span text:style-name="T2">Баточкин</text:span>!</text:p>
      <text:p text:style-name="P8">- Слушаю, товарищ капитан!</text:p>
      <text:p text:style-name="P8">- Рядовому Огольцову пять нарядов вне очереди.</text:p>
      <text:p text:style-name="P8">- Есть, товарищ капитан.</text:p>
      <text:p text:style-name="P8">Ну, да, когда мы подходили к девятиэтажке я малость послабил ремень поверх гимнастёрки. Откуда мне было знать, что он выйдет из лесополосы?</text:p>
      <text:p text:style-name="P8"/>
      <text:p text:style-name="P8">В тот день я во всю пытался выслужиться перед сержантом. Он послал меня ровнять лопатой грунт под прокладку бордюров. </text:p>
      <text:p text:style-name="P8">Как я хуярил! Метров двести, если не больше. Может сержант, видя моё рвение, похерит наряды?</text:p>
      <text:p text:style-name="P8"/>
      <text:p text:style-name="P3"><text:tab/><text:tab/><text:tab/>Два солдата из стройбата</text:p>
      <text:p text:style-name="P8"><text:span text:style-name="T5"><text:tab/><text:tab/><text:tab/>Заменяют экскаватор..</text:span>.</text:p>
      <text:p text:style-name="P8"/>
      <text:p text:style-name="P8">Двое прохожих по недалёкому тротуару до того впечатлились, что подошли и стали приглашать распить с ними бутылку вина.</text:p>
      <text:p text:style-name="P8">- Нет. Спасибо. Не могу.</text:p>
      <text:p text:style-name="P8">На вечерней проверке сержант поманил меня пальцем из строя — <text:s/>«на полы».</text:p>
      <text:p text:style-name="P8">«На полы» значит — когда все улягутся по кубрикам, подмести все проходы и, принося воду из умывальника <text:span text:style-name="T2">возле</text:span> плаца, делать влажную уборку всей шестидесятисемиметровой казармы, включая бытовку и тамбур. Мыть в два приёма: сперва мокрой как хлющ тряпкой, затем выжатой насухо. </text:p>
      <text:p text:style-name="P8">Воду менять почаще, чтоб не оставалось грязных разводов.</text:p>
      <text:p text:style-name="P8">Потом доложить дежурному по роте, чтоб он принял работу.</text:p>
      <text:p text:style-name="P8">Если примет, можно делать отбой и радоваться, что сегодня не послан «на полы» в столовую.</text:p>
      <text:p text:style-name="P8">И уснуть, едва <text:span text:style-name="T3">лишь </text:span>голова <text:span text:style-name="T3">коснётся</text:span> <text:s/>подушк<text:span text:style-name="T3">и</text:span>, а через секунду:</text:p>
      <text:p text:style-name="P9">- Рё-о-т-я-а! Пад-ё<text:span text:style-name="T6">оо</text:span>м!</text:p>
      <text:p text:style-name="P10">Пять нарядов — пять <text:span text:style-name="T7">раз «на полы» до полуночи</text:span>.</text:p>
      <text:p text:style-name="P10"/>
      <text:p text:style-name="P10">- Ваньку в психушку увезли.</text:p>
      <text:p text:style-name="P10">- Какого?</text:p>
      <text:p text:style-name="P10">- Сам знаешь. Шрам на голове.</text:p>
      <text:p text:style-name="P10">- За шо?</text:p>
      <text:p text:style-name="P10">- На подъёме не стал обуваться. Говорит — в сапоги мышь залезла.</text:p>
      <text:p text:style-name="P10">- Косит, или заёб в голову зашёл?</text:p>
      <text:p text:style-name="P10">- А хуй его знает. Там проверят.</text:p>
      <text:p text:style-name="P10"/>
      <text:p text:style-name="P10">Первый выходной день у нас был в августе. До этого <text:span text:style-name="T8">ежедневно </text:span>с восьми до сумерек <text:span text:style-name="T8">пахали </text:span>на объектах, а тут — целое воскресенье в части.</text:p>
      <text:p text:style-name="P10">«Молодые» постирали свои пропылённые хэбэ. Бродят по части в трусах, майках и кирзовых сапогах, как те <text:span text:style-name="T4">спортивные </text:span>фрицы в фильме «Один шанс из тысячи».</text:p>
      <text:p text:style-name="P10"/>
      <text:p text:style-name="P10"><text:soft-page-break/>За время, истёкшее до первого выходного, наше отделение перестало приветствовать крик<text:span text:style-name="T8">ами</text:span> зону у развилки шоссе.</text:p>
      <text:p text:style-name="P10">А перед завтраком, по утрам с безоблачной погодой мы уже не засматриваемся на диковинку — снега на вершине горы Эльбрус, зависшие в небе над свинарником.</text:p>
      <text:p text:style-name="P10">Рядовой Алимонов, он же Алимоша, научил меня докуривать стрельнутый у товарищей бычок «Примы» до трёх миллиметров от конца сигареты.</text:p>
      <text:p text:style-name="P10">А один раз нам выплатили получку.</text:p>
      <text:p text:style-name="P10">Старшина роты, крепко «под газом», выдавал в бытовке каждому по рублю и копеек двадцать сверху; а остальное натурой — кусок белой тряпки на подворотнички, две баночки сапожной ваксы, катушка ниток. </text:p>
      <text:p text:style-name="P10">Но в ведомости мы расписывались, конечно, за три рубля восемьдесят копеек. Потому что <text:span text:style-name="T9">всем известно, кого ни спроси, что рядовой Советской армии ежемесячно получает 3 руб. 80 коп. </text:span></text:p>
      <text:p text:style-name="P10"><text:span text:style-name="T9">Э</text:span>то <text:span text:style-name="T9">такая же</text:span> аксиома <text:span text:style-name="T9">как про Волгу и Каспийское море.</text:span></text:p>
      <text:p text:style-name="P11">Посреди лета, на вечерней проверке, замполит роты объявил, что моей жене, по её просьбе, послана справка, что я <text:span text:style-name="T1">нахожусь на службе</text:span> в армии.</text:p>
      <text:p text:style-name="P11"/>
      <text:p text:style-name="P11">- <text:span text:style-name="T10">А я не знал, что </text:span>ты женатый, Голиков.</text:p>
      <text:p text:style-name="P11">- <text:span text:style-name="T10">А ты не спрашивал.</text:span></text:p>
      <text:p text:style-name="P1"/>
      <text:p text:style-name="P1"><text:span text:style-name="T1">(...и</text:span>м-то некогда было в колониях для малолетних преступников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20:59:05.448770127</meta:creation-date>
    <dc:date>2017-03-01T20:59:12.871539111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75" meta:word-count="918" meta:character-count="5840" meta:non-whitespace-character-count="4967"/>
    <meta:generator>LibreOffice/4.3.3.2$Linux_x86 LibreOffice_project/430m0$Build-2</meta:generator>
  </office:meta>
</office:document-meta>
</file>